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WordVisi MSFontService" svg:font-family="'WordVisi MSFontService', Arial, 'Arial EmbeddedFont', 'Arial MSFontService', sans-serif"/>
  </office:font-face-decls>
  <office:automatic-styles>
    <style:style style:name="Table1" style:family="table">
      <style:table-properties style:width="17.009cm" fo:margin-left="0cm" table:align="left"/>
    </style:style>
    <style:style style:name="Table1.A" style:family="table-column">
      <style:table-column-properties style:column-width="1.909cm"/>
    </style:style>
    <style:style style:name="Table1.B" style:family="table-column">
      <style:table-column-properties style:column-width="3.757cm"/>
    </style:style>
    <style:style style:name="Table1.C" style:family="table-column">
      <style:table-column-properties style:column-width="3.036cm"/>
    </style:style>
    <style:style style:name="Table1.D" style:family="table-column">
      <style:table-column-properties style:column-width="2.632cm"/>
    </style:style>
    <style:style style:name="Table1.E" style:family="table-column">
      <style:table-column-properties style:column-width="2.833cm"/>
    </style:style>
    <style:style style:name="Table1.F" style:family="table-column">
      <style:table-column-properties style:column-width="2.843cm"/>
    </style:style>
    <style:style style:name="Table1.A1" style:family="table-cell">
      <style:table-cell-properties style:writing-mode="page"/>
    </style:style>
    <style:style style:name="P1" style:family="paragraph" style:parent-style-name="Standard">
      <style:text-properties fo:font-weight="bold" officeooo:rsid="001b0c86" officeooo:paragraph-rsid="001b0c86" style:font-weight-asian="bold" style:font-weight-complex="bold"/>
    </style:style>
    <style:style style:name="P2" style:family="paragraph" style:parent-style-name="Standard">
      <style:text-properties fo:font-weight="bold" officeooo:rsid="002077a8" officeooo:paragraph-rsid="002077a8" style:font-weight-asian="bold" style:font-weight-complex="bold"/>
    </style:style>
    <style:style style:name="P3" style:family="paragraph" style:parent-style-name="Table_20_Contents">
      <style:text-properties fo:font-size="11pt" fo:font-weight="bold" officeooo:rsid="001b0c86" officeooo:paragraph-rsid="001b0c86" style:font-size-asian="11pt" style:font-weight-asian="bold" style:font-size-complex="11pt" style:font-weight-complex="bold"/>
    </style:style>
    <style:style style:name="P4" style:family="paragraph" style:parent-style-name="Table_20_Heading">
      <style:text-properties fo:font-size="11pt" fo:font-weight="bold" officeooo:rsid="001b0c86" officeooo:paragraph-rsid="001b0c86" style:font-size-asian="11pt" style:font-weight-asian="bold" style:font-size-complex="11pt" style:font-weight-complex="bold"/>
    </style:style>
    <style:style style:name="P5" style:family="paragraph" style:parent-style-name="Table_20_Contents">
      <style:text-properties fo:font-size="11pt" officeooo:rsid="001b7bb3" officeooo:paragraph-rsid="001d030c" style:font-size-asian="11pt" style:font-size-complex="11pt"/>
    </style:style>
    <style:style style:name="P6" style:family="paragraph" style:parent-style-name="Table_20_Contents">
      <style:text-properties fo:font-size="11pt" style:font-size-asian="11pt" style:font-size-complex="11pt"/>
    </style:style>
    <style:style style:name="P7" style:family="paragraph" style:parent-style-name="Table_20_Contents">
      <style:text-properties fo:font-size="11pt" officeooo:rsid="001ebd6d" officeooo:paragraph-rsid="001ebd6d" style:font-size-asian="11pt" style:font-size-complex="11pt"/>
    </style:style>
    <style:style style:name="P8" style:family="paragraph" style:parent-style-name="Table_20_Contents">
      <style:text-properties fo:font-size="11pt" officeooo:rsid="001ebd6d" officeooo:paragraph-rsid="001f9036" style:font-size-asian="11pt" style:font-size-complex="11pt"/>
    </style:style>
    <style:style style:name="P9" style:family="paragraph" style:parent-style-name="Table_20_Heading">
      <style:text-properties fo:font-size="11pt" style:font-size-asian="11pt" style:font-size-complex="11pt"/>
    </style:style>
    <style:style style:name="P10" style:family="paragraph" style:parent-style-name="Table_20_Heading">
      <style:text-properties fo:font-size="11pt" officeooo:rsid="001b0c86" officeooo:paragraph-rsid="001b0c86" style:font-size-asian="11pt" style:font-size-complex="11pt"/>
    </style:style>
    <style:style style:name="P11" style:family="paragraph" style:parent-style-name="Standard">
      <style:text-properties fo:font-weight="normal" officeooo:rsid="001b0c86" officeooo:paragraph-rsid="001b0c86" style:font-weight-asian="normal" style:font-weight-complex="normal"/>
    </style:style>
    <style:style style:name="P12" style:family="paragraph" style:parent-style-name="Standard">
      <style:text-properties fo:font-size="12pt" fo:font-weight="bold" officeooo:rsid="002077a8" officeooo:paragraph-rsid="002077a8" style:font-size-asian="12pt" style:font-weight-asian="bold" style:font-size-complex="12pt" style:font-weight-complex="bold"/>
    </style:style>
    <style:style style:name="P13" style:family="paragraph" style:parent-style-name="Standard">
      <style:text-properties fo:font-size="12pt" fo:font-weight="bold" officeooo:rsid="002077a8" officeooo:paragraph-rsid="002077a8" style:font-size-asian="10.5pt" style:font-weight-asian="bold" style:font-size-complex="12pt" style:font-weight-complex="bold"/>
    </style:style>
    <style:style style:name="P14" style:family="paragraph" style:parent-style-name="Standard">
      <style:text-properties fo:font-size="12pt" fo:font-weight="normal" officeooo:rsid="00268b80" officeooo:paragraph-rsid="00268b80" style:font-size-asian="12pt" style:font-weight-asian="normal" style:font-size-complex="12pt" style:font-weight-complex="normal"/>
    </style:style>
    <style:style style:name="P15" style:family="paragraph" style:parent-style-name="Standard">
      <style:text-properties fo:font-size="14pt" fo:font-weight="bold" officeooo:rsid="002077a8" officeooo:paragraph-rsid="002077a8" style:font-size-asian="14pt" style:font-weight-asian="bold" style:font-size-complex="14pt" style:font-weight-complex="bold"/>
    </style:style>
    <style:style style:name="P16" style:family="paragraph" style:parent-style-name="Standard">
      <style:text-properties officeooo:paragraph-rsid="002286dd"/>
    </style:style>
    <style:style style:name="P17" style:family="paragraph" style:parent-style-name="Standard">
      <style:text-properties fo:font-size="12pt" fo:font-weight="normal" officeooo:rsid="0025dcba" officeooo:paragraph-rsid="002286dd" style:font-size-asian="12pt" style:font-weight-asian="normal" style:font-size-complex="12pt" style:font-weight-complex="normal"/>
    </style:style>
    <style:style style:name="P18" style:family="paragraph" style:parent-style-name="Standard">
      <style:text-properties fo:font-size="12pt" fo:font-weight="normal" officeooo:rsid="00209240" officeooo:paragraph-rsid="002077a8" style:font-size-asian="12pt" style:font-weight-asian="normal" style:font-size-complex="12pt" style:font-weight-complex="normal"/>
    </style:style>
    <style:style style:name="P19" style:family="paragraph" style:parent-style-name="Standard">
      <style:text-properties officeooo:paragraph-rsid="002af054"/>
    </style:style>
    <style:style style:name="P20" style:family="paragraph" style:parent-style-name="Standard">
      <style:text-properties officeooo:rsid="002c2349" officeooo:paragraph-rsid="002c2349"/>
    </style:style>
    <style:style style:name="P21" style:family="paragraph" style:parent-style-name="Standard">
      <style:text-properties style:font-name="Liberation Serif" fo:font-size="12pt" fo:font-weight="normal" officeooo:paragraph-rsid="002ee5e2" style:font-size-asian="12pt" style:font-size-complex="12pt"/>
    </style:style>
    <style:style style:name="P22" style:family="paragraph" style:parent-style-name="Standard">
      <style:text-properties style:font-name="Liberation Serif" fo:font-size="12pt" fo:font-weight="bold" officeooo:rsid="003223f8" officeooo:paragraph-rsid="003223f8" style:font-size-asian="12pt" style:font-weight-asian="bold" style:font-size-complex="12pt" style:font-weight-complex="bold"/>
    </style:style>
    <style:style style:name="P23" style:family="paragraph" style:parent-style-name="Standard">
      <style:text-properties fo:font-weight="bold" officeooo:rsid="002077a8" officeooo:paragraph-rsid="002077a8" style:font-weight-asian="bold" style:font-weight-complex="bold"/>
    </style:style>
    <style:style style:name="P24" style:family="paragraph" style:parent-style-name="Standard">
      <style:text-properties fo:font-weight="bold" officeooo:rsid="003223f8" officeooo:paragraph-rsid="003223f8" style:font-weight-asian="bold" style:font-weight-complex="bold"/>
    </style:style>
    <style:style style:name="P25" style:family="paragraph" style:parent-style-name="Text_20_body">
      <style:text-properties officeooo:paragraph-rsid="003223f8" loext:padding="0cm" loext:border="none"/>
    </style:style>
    <style:style style:name="T1" style:family="text">
      <style:text-properties officeooo:rsid="001b7bb3"/>
    </style:style>
    <style:style style:name="T2" style:family="text">
      <style:text-properties officeooo:rsid="001d030c"/>
    </style:style>
    <style:style style:name="T3" style:family="text">
      <style:text-properties officeooo:rsid="001f9036"/>
    </style:style>
    <style:style style:name="T4" style:family="text">
      <style:text-properties fo:font-size="12pt" fo:font-weight="normal" officeooo:rsid="002077a8" style:font-size-asian="12pt" style:font-weight-asian="normal" style:font-size-complex="12pt" style:font-weight-complex="normal"/>
    </style:style>
    <style:style style:name="T5" style:family="text">
      <style:text-properties fo:font-size="12pt" fo:font-weight="normal" officeooo:rsid="002286dd" style:font-size-asian="12pt" style:font-weight-asian="normal" style:font-size-complex="12pt" style:font-weight-complex="normal"/>
    </style:style>
    <style:style style:name="T6" style:family="text">
      <style:text-properties fo:font-size="12pt" fo:font-weight="normal" officeooo:rsid="0023b852" style:font-size-asian="12pt" style:font-weight-asian="normal" style:font-size-complex="12pt" style:font-weight-complex="normal"/>
    </style:style>
    <style:style style:name="T7" style:family="text">
      <style:text-properties fo:font-size="12pt" fo:font-weight="normal" officeooo:rsid="0023dd1c" style:font-size-asian="12pt" style:font-weight-asian="normal" style:font-size-complex="12pt" style:font-weight-complex="normal"/>
    </style:style>
    <style:style style:name="T8" style:family="text">
      <style:text-properties fo:font-size="12pt" fo:font-weight="normal" officeooo:rsid="0025cb2f" style:font-size-asian="12pt" style:font-weight-asian="normal" style:font-size-complex="12pt" style:font-weight-complex="normal"/>
    </style:style>
    <style:style style:name="T9" style:family="text">
      <style:text-properties fo:font-size="12pt" fo:font-weight="normal" officeooo:rsid="0025dcba" style:font-size-asian="12pt" style:font-weight-asian="normal" style:font-size-complex="12pt" style:font-weight-complex="normal"/>
    </style:style>
    <style:style style:name="T10" style:family="text">
      <style:text-properties fo:font-size="12pt" fo:font-weight="normal" officeooo:rsid="002a2d49" style:font-size-asian="12pt" style:font-weight-asian="normal" style:font-size-complex="12pt" style:font-weight-complex="normal" loext:padding="0cm" loext:border="none"/>
    </style:style>
    <style:style style:name="T11" style:family="text">
      <style:text-properties fo:font-size="12pt" fo:font-weight="normal" officeooo:rsid="002a6559" style:font-size-asian="12pt" style:font-weight-asian="normal" style:font-size-complex="12pt" style:font-weight-complex="normal"/>
    </style:style>
    <style:style style:name="T12" style:family="text">
      <style:text-properties fo:font-size="12pt" fo:font-weight="normal" officeooo:rsid="002a6559" style:font-size-asian="12pt" style:font-weight-asian="normal" style:font-size-complex="12pt" style:font-weight-complex="normal" loext:padding="0cm" loext:border="none"/>
    </style:style>
    <style:style style:name="T13" style:family="text">
      <style:text-properties fo:font-size="12pt" fo:font-weight="normal" officeooo:rsid="002af054" style:font-size-asian="12pt" style:font-weight-asian="normal" style:font-size-complex="12pt" style:font-weight-complex="normal" loext:padding="0cm" loext:border="none"/>
    </style:style>
    <style:style style:name="T14" style:family="text">
      <style:text-properties fo:font-size="12pt" fo:font-weight="normal" officeooo:rsid="0034813e" style:font-size-asian="12pt" style:font-weight-asian="normal" style:font-size-complex="12pt" style:font-weight-complex="normal"/>
    </style:style>
    <style:style style:name="T15" style:family="text">
      <style:text-properties fo:font-size="12pt" style:text-underline-style="none" fo:font-weight="normal" officeooo:rsid="002077a8" style:font-size-asian="12pt" style:font-weight-asian="normal" style:font-size-complex="12pt" style:font-weight-complex="normal"/>
    </style:style>
    <style:style style:name="T16" style:family="text">
      <style:text-properties fo:font-size="12pt" fo:font-weight="bold" officeooo:rsid="002077a8" style:font-size-asian="12pt" style:font-weight-asian="bold" style:font-size-complex="12pt" style:font-weight-complex="bold"/>
    </style:style>
    <style:style style:name="T17" style:family="text">
      <style:text-properties fo:font-size="12pt" fo:language="en" fo:country="GB" fo:font-weight="normal" officeooo:rsid="002a2d49" style:font-size-asian="12pt" style:font-weight-asian="normal" style:font-size-complex="12pt" style:font-weight-complex="normal" loext:padding="0cm" loext:border="none"/>
    </style:style>
    <style:style style:name="T18" style:family="text">
      <style:text-properties fo:font-variant="normal" fo:text-transform="none" fo:color="#000000" loext:opacity="100%" style:text-line-through-style="none" style:text-line-through-type="none" style:font-name="WordVisi MSFontService" fo:font-size="10.5pt" fo:letter-spacing="normal" fo:language="en" fo:country="GB" fo:font-style="normal" style:text-underline-style="none" officeooo:rsid="002286dd" style:text-blinking="false" loext:padding="0cm" loext:border="none"/>
    </style:style>
    <style:style style:name="T19"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style:text-blinking="false" style:font-size-asian="12pt" style:font-size-complex="12pt" loext:padding="0cm" loext:border="none"/>
    </style:style>
    <style:style style:name="T20"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286dd" style:text-blinking="false" style:font-size-asian="12pt" style:font-size-complex="12pt" loext:padding="0cm" loext:border="none"/>
    </style:style>
    <style:style style:name="T21"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346222" style:text-blinking="false" style:font-size-asian="12pt" style:font-size-complex="12pt" loext:padding="0cm" loext:border="none"/>
    </style:style>
    <style:style style:name="T22"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officeooo:rsid="002286dd" style:text-blinking="false" style:font-size-asian="12pt" style:font-size-complex="12pt" loext:padding="0cm" loext:border="none"/>
    </style:style>
    <style:style style:name="T23"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4"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f054" style:text-blinking="false" style:font-size-asian="12pt" style:font-weight-asian="normal" style:font-size-complex="12pt" style:font-weight-complex="normal" loext:padding="0cm" loext:border="none"/>
    </style:style>
    <style:style style:name="T25"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186e" style:text-blinking="false" style:font-size-asian="12pt" style:font-weight-asian="normal" style:font-size-complex="12pt" style:font-weight-complex="normal" loext:padding="0cm" loext:border="none"/>
    </style:style>
    <style:style style:name="T26"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style:text-blinking="false" style:font-size-asian="12pt" style:font-weight-asian="normal" style:font-size-complex="12pt" style:font-weight-complex="normal" loext:padding="0cm" loext:border="none"/>
    </style:style>
    <style:style style:name="T27"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style:text-blinking="false" style:font-size-asian="12pt" style:font-weight-asian="normal" style:font-size-complex="12pt" style:font-weight-complex="normal" loext:padding="0cm" loext:border="none"/>
    </style:style>
    <style:style style:name="T28"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style:text-blinking="false" style:font-size-asian="12pt" style:font-weight-asian="normal" style:font-size-complex="12pt" style:font-weight-complex="normal" loext:padding="0cm" loext:border="none"/>
    </style:style>
    <style:style style:name="T29"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813e" style:text-blinking="false" style:font-size-asian="12pt" style:font-weight-asian="normal" style:font-size-complex="12pt" style:font-weight-complex="normal" loext:padding="0cm" loext:border="none"/>
    </style:style>
    <style:style style:name="T30"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e5b6" style:text-blinking="false" style:font-size-asian="12pt" style:font-weight-asian="normal" style:font-size-complex="12pt" style:font-weight-complex="normal" loext:padding="0cm" loext:border="none"/>
    </style:style>
    <style:style style:name="T31"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625a7" style:text-blinking="false" style:font-size-asian="12pt" style:font-weight-asian="normal" style:font-size-complex="12pt" style:font-weight-complex="normal" loext:padding="0cm" loext:border="none"/>
    </style:style>
    <style:style style:name="T32"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33" style:family="text">
      <style:text-properties fo:font-variant="normal" fo:text-transform="none" fo:color="#000000" loext:opacity="100%" fo:letter-spacing="normal" fo:font-style="normal"/>
    </style:style>
    <style:style style:name="T34" style:family="text">
      <style:text-properties fo:font-variant="normal" fo:text-transform="none" fo:color="#000000" loext:opacity="100%" fo:letter-spacing="normal" fo:font-style="normal" officeooo:rsid="002e582a"/>
    </style:style>
    <style:style style:name="T35" style:family="text">
      <style:text-properties fo:font-variant="normal" fo:text-transform="none" fo:color="#000000" loext:opacity="100%" fo:letter-spacing="normal" fo:font-style="normal" officeooo:rsid="002ee5e2"/>
    </style:style>
    <style:style style:name="T36" style:family="text">
      <style:text-properties fo:font-variant="normal" fo:text-transform="none" fo:color="#000000" loext:opacity="100%" fo:letter-spacing="normal" fo:font-style="normal" officeooo:rsid="00306a45"/>
    </style:style>
    <style:style style:name="T37" style:family="text">
      <style:text-properties fo:font-variant="normal" fo:text-transform="none" fo:color="#000000" loext:opacity="100%" fo:letter-spacing="normal" fo:font-style="normal" fo:font-weight="normal"/>
    </style:style>
    <style:style style:name="T38" style:family="text">
      <style:text-properties fo:font-variant="normal" fo:text-transform="none" fo:color="#000000" loext:opacity="100%" fo:letter-spacing="normal" fo:font-style="normal" officeooo:rsid="003625a7"/>
    </style:style>
    <style:style style:name="T39" style:family="text">
      <style:text-properties fo:font-variant="normal" fo:text-transform="none" fo:color="#000000" loext:opacity="100%" style:font-name="Liberation Serif" fo:font-size="12pt" fo:letter-spacing="normal" fo:font-style="normal" fo:font-weight="normal" officeooo:rsid="003223f8" style:font-size-asian="12pt" style:font-weight-asian="bold" style:font-size-complex="12pt" style:font-weight-complex="bold"/>
    </style:style>
    <style:style style:name="T40" style:family="text">
      <style:text-properties fo:font-variant="normal" fo:text-transform="none" fo:color="#000000" loext:opacity="100%" style:font-name="Liberation Serif" fo:font-size="12pt" fo:letter-spacing="normal" fo:language="en" fo:country="GB" fo:font-style="normal" fo:font-weight="normal" officeooo:rsid="003223f8" style:font-size-asian="12pt" style:font-weight-asian="bold" style:font-size-complex="12pt" style:font-weight-complex="bold"/>
    </style:style>
    <style:style style:name="T41" style:family="text">
      <style:text-properties style:font-name="Liberation Serif" fo:font-size="12pt" style:text-underline-style="none" fo:font-weight="normal" officeooo:rsid="002286dd" style:font-size-asian="12pt" style:font-weight-asian="normal" style:font-size-complex="12pt" style:font-weight-complex="normal"/>
    </style:style>
    <style:style style:name="T42" style:family="text">
      <style:text-properties officeooo:rsid="002776a8"/>
    </style:style>
    <style:style style:name="T43" style:family="text">
      <style:text-properties officeooo:rsid="0028a1cb"/>
    </style:style>
    <style:style style:name="T44" style:family="text">
      <style:text-properties officeooo:rsid="002df560" style:font-weight-asian="normal" style:font-weight-complex="normal"/>
    </style:style>
    <style:style style:name="T45" style:family="text">
      <style:text-properties officeooo:rsid="002e582a" style:font-weight-asian="normal" style:font-weight-complex="normal"/>
    </style:style>
    <style:style style:name="T46" style:family="text">
      <style:text-properties fo:color="#000000" loext:opacity="100%" fo:letter-spacing="normal" fo:font-style="italic" fo:font-weight="normal"/>
    </style:style>
    <style:style style:name="T47" style:family="text">
      <style:text-properties officeooo:rsid="003481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Overview</text:p>
      <text:p text:style-name="P12">Topic</text:p>
      <text:p text:style-name="P16"><text:span text:style-name="T4">The project we plan to develop will be a Productivity Software application with the </text:span><text:span text:style-name="T5">goal</text:span><text:span text:style-name="T4"> to present a niche solution to the </text:span><text:span text:style-name="T5">growing productivity software </text:span><text:span text:style-name="T4">market </text:span><text:span text:style-name="T41">(</text:span><text:span text:style-name="T19">currently worth AUD $66.551 billion</text:span><text:span text:style-name="T20">) expected to grow 14% per year up to 2030 </text:span><text:span text:style-name="T21">(</text:span><text:span text:style-name="T22">Productivity Management Software Market Report, 2030, 2022</text:span><text:span text:style-name="T18">)</text:span><text:span text:style-name="T15">.</text:span><text:span text:style-name="T4"> </text:span><text:span text:style-name="T5">To achieve this goal, our project will be developed with the basis of being versatile, cheap and </text:span><text:span text:style-name="T8">easy-</text:span><text:span text:style-name="T5">to-use. Our</text:span><text:span text:style-name="T6"> </text:span><text:span text:style-name="T5">approach </text:span><text:span text:style-name="T6">to development </text:span><text:span text:style-name="T5">will avoid bloated and unnecessary features </text:span><text:span text:style-name="T6">to the application’s main objective </text:span><text:span text:style-name="T8">which is </text:span><text:span text:style-name="T14">to</text:span><text:span text:style-name="T6"> assist </text:span><text:span text:style-name="T8">a user</text:span><text:span text:style-name="T6"> with </text:span><text:span text:style-name="T8">their </text:span><text:span text:style-name="T6">productivity, time-management and organisation. Benefits of this approach include reduced resources required and greater efficiency to </text:span><text:span text:style-name="T7">project</text:span><text:span text:style-name="T6"> development. For the end-user, the benefit they receive is a simple </text:span><text:span text:style-name="T7">and intuitive </text:span><text:span text:style-name="T6">product </text:span><text:span text:style-name="T14">which can be</text:span><text:span text:style-name="T7"> quickly pick</text:span><text:span text:style-name="T14">ed</text:span><text:span text:style-name="T7"> up and utilise</text:span><text:span text:style-name="T14">d</text:span><text:span text:style-name="T7"> to its full capabilities. </text:span><text:span text:style-name="T8">Features that are implemented will feel familiar without the bells and whistles most applications tend to have. We avoid having these bell and whistle type features so as to not distract and cause detriment to the user’s experience. The application will serve </text:span><text:span text:style-name="T14">as</text:span><text:span text:style-name="T8"> an all-in-one package for user productivity </text:span><text:span text:style-name="T9">on an individual and team level</text:span><text:span text:style-name="T8">, avoiding the need for add-on extensions or usage of additional applications.</text:span></text:p>
      <text:p text:style-name="P17"/>
      <text:p text:style-name="P14">To begin the development of our project, we will first create a wireframe to map out the application’s layout, user flow, information architecture and behaviours. From here, a prototype in the form of a full interactive mock-up will be developed, simulating the applications changes, behaviours, interactions, etc. It presents an opportunity for on-going testing, an understanding and feel for the UI/UX, plans for changes in the overall design/flow/behaviours, and <text:span text:style-name="T47">raise</text:span> issues requiring amendment. <text:span text:style-name="T42">We will continuously </text:span>refine <text:span text:style-name="T42">the project so that the actual software development will have a clear goal to achieve. </text:span>This approach does leave us limited with what we can <text:span text:style-name="T43">test</text:span> such as the storage of files, the implementation of APIs <text:span text:style-name="T43">or </text:span><text:span text:style-name="T47">the </text:span><text:span text:style-name="T43">web app deployment </text:span><text:span text:style-name="T47">process</text:span><text:span text:style-name="T43"> </text:span><text:span text:style-name="T42">as these require code </text:span><text:span text:style-name="T47">and specific tools </text:span><text:span text:style-name="T42">to be tested</text:span>. </text:p>
      <text:p text:style-name="P18"/>
      <text:p text:style-name="P19"><text:span text:style-name="T16">Motivation</text:span><text:span text:style-name="T10"><text:line-break/></text:span><text:span text:style-name="T12">Our main motivation </text:span><text:span text:style-name="T13">for this project </text:span><text:span text:style-name="T12">comes from </text:span><text:span text:style-name="T17">the potential to enter the rapidly growing productivity software market. It presents future opportunities to capitalise on the growing success of the market and thereby becoming successful ourselves.</text:span></text:p>
      <text:p text:style-name="P19"><text:span text:style-name="T11">The other motivation we have is based up upon </text:span><text:span text:style-name="T32">our first-hand experiences with currently available productivity and time-management apps as students. </text:span><text:span text:style-name="T23">Students have many aspects to manage such as time-management, note-taking, and project/assignment management. There are a variety of apps available dedicated </text:span><text:span text:style-name="T29">to </text:span><text:span text:style-name="T23">one of these aspects, but the main issue </text:span><text:span text:style-name="T24">we identified </text:span><text:span text:style-name="T29">are</text:span><text:span text:style-name="T24"> the</text:span><text:span text:style-name="T23"> lack of apps designed to </text:span><text:span text:style-name="T30">fulfil</text:span><text:span text:style-name="T23"> </text:span><text:span text:style-name="T24">all these</text:span><text:span text:style-name="T23"> </text:span><text:span text:style-name="T30">requirements</text:span><text:span text:style-name="T23"> together. App choice variety is important and often enjoyed, but it does become tedious and time-consuming having to switch between apps just to use </text:span><text:span text:style-name="T30">a </text:span><text:span text:style-name="T23">specific function. Synchronising data across the apps is possible, but it is again tedious, time-consuming, and difficult </text:span><text:span text:style-name="T30">for most users</text:span><text:span text:style-name="T23">. </text:span><text:span text:style-name="T26">O</text:span><text:span text:style-name="T25">ur motivations together</text:span><text:span text:style-name="T23"> aim to resolve these issues</text:span><text:span text:style-name="T25"> so </text:span><text:span text:style-name="T30">the end-user can dedicate more time on their work</text:span><text:span text:style-name="T26">, regardless if our end-user is a student or not.</text:span></text:p>
      <text:p text:style-name="P19"><text:span text:style-name="T26"/></text:p>
      <text:p text:style-name="P20"><text:span text:style-name="T27">Though it is not certain we can achieve our ambitious goals, the project will still prove to be a valuable learning experience for the team. It presents an attempt to mimic a real-world scenario where we can experiment with different aspects of project development and software development. This project will demonstrate to future employers our ability to identify a particular niche/requirement in a dominated market, </text:span><text:span text:style-name="T28">how we plan to solve these requirements</text:span><text:span text:style-name="T27">, </text:span><text:span text:style-name="T28">and how well we utilise each team member’s skill-set to cover </text:span><text:span text:style-name="T31">each other’s</text:span><text:span text:style-name="T28"> strengths and weaknesses. How we react and adapt to obstacles impeding our progress, how we solve issues and how organised we are will be other aspects future employers will be looking out for.</text:span></text:p>
      <text:p text:style-name="P20"><text:span text:style-name="T28"/></text:p>
      <text:p text:style-name="P12">Landscape</text:p>
      <text:p text:style-name="P21"><text:soft-page-break/><text:span text:style-name="T44">Based upon the “2022-2029 Global Productivity Apps Professional Market Research Report” synopsis, “Key players in the global Productivity Apps market…” </text:span><text:span text:style-name="T45">included Evernote, Microsoft To Do, Headspace, TeamViewer, etc. <text:line-break/></text:span><text:span text:style-name="T33">(2022-2029 GLOBAL PRODUCTIVITY APPS PROFESSIONAL MARKET RESEARCH REPORT, ANALYSIS FROM PERSPECTIVE OF SEGMENTATION (COMPETITOR LANDSCAPE, TYPE, APPLICATION, AND GEOGRAPHY), 2022)<text:line-break/></text:span><text:span text:style-name="T34">Other similar products to our project also include Microsoft OneNote and Notion primarily for their <text:s/>note-taking feature</text:span><text:span text:style-name="T38">s</text:span><text:span text:style-name="T34">. From the few that have been identified, these products are not just competitors, but key players that dominate the market. It is extremely ambitious to believe that our project could compete directly with these products and companies. Therefore, our project will be capitalising on the one point of difference that these other applications lack. This </text:span><text:span text:style-name="T36">niche </text:span><text:span text:style-name="T34">refers </text:span><text:span text:style-name="T36">to each apps lack of variety in their functions to</text:span><text:span text:style-name="T34"> assist with </text:span><text:span text:style-name="T36">all aspects such as</text:span><text:span text:style-name="T34"> note-taking, productivity, project management and organisation. By presenting our project as an all-in-one solution, we fulfil a </text:span><text:span text:style-name="T35">particular </text:span><text:span text:style-name="T34">niche in the market. Our chances of success increase and </text:span><text:span text:style-name="T35">we </text:span><text:span text:style-name="T34">avoid directly competing with these existing products.</text:span></text:p>
      <text:p text:style-name="P12"/>
      <text:p text:style-name="P12"/>
      <text:p text:style-name="P15">Detailed Description</text:p>
      <text:p text:style-name="P13">Aims</text:p>
      <text:p text:style-name="P13">Plans and Progress</text:p>
      <text:p text:style-name="P13">Roles</text:p>
      <text:p text:style-name="P13">Scopes and Limits</text:p>
      <text:p text:style-name="P13">Tools and Technologies</text:p>
      <text:p text:style-name="P2">Testing</text:p>
      <text:p text:style-name="P2"/>
      <text:p text:style-name="P2"/>
      <text:p text:style-name="P2"/>
      <text:p text:style-name="P2"/>
      <text:p text:style-name="P2"/>
      <text:p text:style-name="P1">Time <text:span text:style-name="T1">F</text:span>ram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3943699251072">
            <table:table-cell table:style-name="Table1.A1" office:value-type="string">
              <text:p text:style-name="P9"/>
            </table:table-cell>
            <table:table-cell table:style-name="Table1.A1" office:value-type="string">
              <text:p text:style-name="P4">Van</text:p>
            </table:table-cell>
            <table:table-cell table:style-name="Table1.A1" office:value-type="string">
              <text:p text:style-name="P10">Bo</text:p>
            </table:table-cell>
            <table:table-cell table:style-name="Table1.A1" office:value-type="string">
              <text:p text:style-name="P10">Hayden</text:p>
            </table:table-cell>
            <table:table-cell table:style-name="Table1.A1" office:value-type="string">
              <text:p text:style-name="P10">Daniel</text:p>
            </table:table-cell>
            <table:table-cell table:style-name="Table1.A1" office:value-type="string">
              <text:p text:style-name="P10">Russell</text:p>
            </table:table-cell>
          </table:table-row>
        </table:table-header-rows>
        <table:table-row table:style-name="TableLine93943699469328">
          <table:table-cell table:style-name="Table1.A1" office:value-type="string">
            <text:p text:style-name="P3">Week 1</text:p>
          </table:table-cell>
          <table:table-cell table:style-name="Table1.A1" office:value-type="string">
            <text:p text:style-name="P5">Design, collate, and audit Assignment 2 report. Fill in missing details of the report where required. <text:span text:style-name="T2">Assist to add report information to <text:s/></text:span>Block Market’s Assignment 2 website.</text:p>
          </table:table-cell>
          <table:table-cell table:style-name="Table1.A1" office:value-type="string">
            <text:p text:style-name="P5">Collate Assignment 2 MS Info document. Complete overview, motivation, skills and outcome of Project Ideas. <text:span text:style-name="T2">Assist to add report information to <text:s/></text:span>Block Market’s Assignment 2 website.</text:p>
          </table:table-cell>
          <table:table-cell table:style-name="Table1.A1" office:value-type="string">
            <text:p text:style-name="P5"><text:span text:style-name="T2">Complete </text:span>description and tools/tech of Project Ideas. <text:span text:style-name="T2">Amend website presentation issues.</text:span></text:p>
          </table:table-cell>
          <table:table-cell table:style-name="Table1.A1" office:value-type="string">
            <text:p text:style-name="P5">Assist with report <text:span text:style-name="T2">collation</text:span> <text:span text:style-name="T2">and add report information to <text:s/></text:span>Block Market’s Assignment 2 website</text:p>
          </table:table-cell>
          <table:table-cell table:style-name="Table1.A1" office:value-type="string">
            <text:p text:style-name="P5">Develop and design Block Market’s Assignment 2 website. <text:span text:style-name="T2">Assist to add report information to <text:s/></text:span>Block Market’s Assignment 2 website. <text:span text:style-name="T2">Amend website presentation issues.</text:span></text:p>
          </table:table-cell>
        </table:table-row>
        <table:table-row table:style-name="TableLine93943699470400">
          <table:table-cell table:style-name="Table1.A1" office:value-type="string">
            <text:p text:style-name="P3">Week 2</text:p>
          </table:table-cell>
          <table:table-cell table:style-name="Table1.A1" office:value-type="string">
            <text:p text:style-name="P7"><text:span text:style-name="T3">Research job ads for </text:span>UI/UX Designer<text:span text:style-name="T3">s and create our own</text:span> job ad for <text:span text:style-name="T3">this position</text:span>.</text:p>
          </table:table-cell>
          <table:table-cell table:style-name="Table1.A1" office:value-type="string">
            <text:p text:style-name="P8"><text:span text:style-name="T3">Research job ads for Advertising Specialists and create our own</text:span> job ad for <text:span text:style-name="T3">this position</text:span>.</text:p>
            <text:p text:style-name="P7"/>
          </table:table-cell>
          <table:table-cell table:style-name="Table1.A1" office:value-type="string">
            <text:p text:style-name="P8"><text:span text:style-name="T3">Research job ads for Software Engineers and create our own</text:span> job ad for <text:span text:style-name="T3">this position</text:span>.</text:p>
          </table:table-cell>
          <table:table-cell table:style-name="Table1.A1" office:value-type="string">
            <text:p text:style-name="P8"><text:span text:style-name="T3">Research job ads for Project Managers and create our own</text:span> job ad for <text:span text:style-name="T3">this position</text:span>.</text:p>
          </table:table-cell>
          <table:table-cell table:style-name="Table1.A1" office:value-type="string">
            <text:p text:style-name="P7">Create Block Market’s Assignment 3 website skeleton. Finish Team Profile (Group Processes and Career Plans).</text:p>
          </table:table-cell>
        </table:table-row>
        <table:table-row table:style-name="TableLine93943699471632">
          <table:table-cell table:style-name="Table1.A1" office:value-type="string">
            <text:p text:style-name="P3">Week 3</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ext:soft-page-break/>
        <table:table-row table:style-name="TableLine93943699472992">
          <table:table-cell table:style-name="Table1.A1" office:value-type="string">
            <text:p text:style-name="P3">Week 4</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3943699474384">
          <table:table-cell table:style-name="Table1.A1" office:value-type="string">
            <text:p text:style-name="P3">Week 5</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3943699475696">
          <table:table-cell table:style-name="Table1.A1" office:value-type="string">
            <text:p text:style-name="P3">Week 6</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3943699477008">
          <table:table-cell table:style-name="Table1.A1" office:value-type="string">
            <text:p text:style-name="P3">Week 7</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3943699478320">
          <table:table-cell table:style-name="Table1.A1" office:value-type="string">
            <text:p text:style-name="P3">Week 8</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3943699479552">
          <table:table-cell table:style-name="Table1.A1" office:value-type="string">
            <text:p text:style-name="P3">Week 9</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3943699480864">
          <table:table-cell table:style-name="Table1.A1" office:value-type="string">
            <text:p text:style-name="P3">Week 10</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3943699482176">
          <table:table-cell table:style-name="Table1.A1" office:value-type="string">
            <text:p text:style-name="P3">Week 11</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3943699483488">
          <table:table-cell table:style-name="Table1.A1" office:value-type="string">
            <text:p text:style-name="P3">Week 12</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3943699484800">
          <table:table-cell table:style-name="Table1.A1" office:value-type="string">
            <text:p text:style-name="P3">Week 13</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3943699486112">
          <table:table-cell table:style-name="Table1.A1" office:value-type="string">
            <text:p text:style-name="P3">Week 14</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Line93943699487424">
          <table:table-cell table:style-name="Table1.A1" office:value-type="string">
            <text:p text:style-name="P3">Week 15</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p text:style-name="P11"/>
      <text:p text:style-name="P11"/>
      <text:p text:style-name="P2">Risks</text:p>
      <text:p text:style-name="P2">Group processes and communications</text:p>
      <text:p text:style-name="P2"/>
      <text:p text:style-name="P2"/>
      <text:p text:style-name="P2"/>
      <text:p text:style-name="P24">References</text:p>
      <text:p text:style-name="P25"><text:span text:style-name="T40">Grandviewresearch.com. 2022. Productivity Management Software Market Report, 2030. [online] Available at: &lt;https://www.grandviewresearch.com/industry-analysis/productivity-management-software-market&gt; </text:span><text:span text:style-name="T39"> </text:span></text:p>
      <text:p text:style-name="P22"><text:span text:style-name="T37">Market Reports World. 2022. </text:span><text:span text:style-name="T46">2022-2029 GLOBAL PRODUCTIVITY APPS PROFESSIONAL MARKET RESEARCH REPORT, ANALYSIS FROM PERSPECTIVE OF SEGMENTATION (COMPETITOR LANDSCAPE, TYPE, APPLICATION, AND GEOGRAPHY)</text:span><text:span text:style-name="T37">. [online] Available at: &lt;https://www.marketreportsworld.com/2022-2029-global-productivity-apps-professional-market-20226339&gt; [Accessed 14 May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WordVisi MSFontService" svg:font-family="'WordVisi MSFontService', Arial, 'Arial EmbeddedFont', 'Arial MSFontServic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5:09:57.073744395</meta:creation-date>
    <dc:date>2022-05-14T11:27:48.595379377</dc:date>
    <meta:editing-duration>PT1H6M36S</meta:editing-duration>
    <meta:editing-cycles>18</meta:editing-cycles>
    <meta:generator>LibreOffice/7.3.2.2$Linux_X86_64 LibreOffice_project/30$Build-2</meta:generator>
    <meta:document-statistic meta:table-count="1" meta:image-count="0" meta:object-count="0" meta:page-count="3" meta:paragraph-count="52" meta:word-count="1070" meta:character-count="7160" meta:non-whitespace-character-count="6133"/>
  </office:meta>
</office:document-meta>
</file>